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'DejaVu Sans Mono', 'CMU Typewriter Text', FreeMono, 'Nimbus Mono L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9cm" fo:break-before="auto" style:use-optimal-row-height="true"/>
    </style:style>
    <style:style style:name="ro3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492cm" fo:break-before="auto" style:use-optimal-row-height="true"/>
    </style:style>
    <style:style style:name="ro5" style:family="table-row">
      <style:table-row-properties style:row-height="0.69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0.467cm" fo:break-before="auto" style:use-optimal-row-height="true"/>
    </style:style>
    <style:style style:name="ro8" style:family="table-row">
      <style:table-row-properties style:row-height="0.446cm" fo:break-before="auto" style:use-optimal-row-height="true"/>
    </style:style>
    <style:style style:name="ro9" style:family="table-row">
      <style:table-row-properties style:row-height="0.841cm" fo:break-before="auto" style:use-optimal-row-height="true"/>
    </style:style>
    <style:style style:name="ro10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font-name="Cumberland AMT" fo:font-size="12pt" fo:language="el" fo:country="G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font-name="Cumberland AMT" fo:font-size="10pt" fo:language="el" fo:country="G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6pt" fo:language="el" fo:country="GR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l" fo:country="G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l" fo:country="G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l" fo:country="G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Φύλλο1" table:style-name="ta1">
        <table:table-column table:style-name="co1" table:number-columns-repeated="3" table:default-cell-style-name="Default"/>
        <table:table-column table:style-name="co1" table:number-columns-repeated="3" table:default-cell-style-name="ce5"/>
        <table:table-column table:style-name="co2" table:default-cell-style-name="ce5"/>
        <table:table-column table:style-name="co1" table:number-columns-repeated="6" table:default-cell-style-name="Default"/>
        <table:table-row table:style-name="ro1">
          <table:table-cell table:number-columns-repeated="3"/>
          <table:table-cell table:style-name="Default" table:number-columns-repeated="4"/>
          <table:table-cell table:number-columns-repeated="6"/>
        </table:table-row>
        <table:table-row table:style-name="ro2">
          <table:table-cell table:style-name="ce1" office:value-type="string" table:number-columns-spanned="13" table:number-rows-spanned="1">
            <text:p>cell_format = workbook.add_format({'bold': True, 'font_color': 'red'})</text:p>
          </table:table-cell>
          <table:covered-table-cell table:number-columns-repeated="12" table:style-name="ce3"/>
        </table:table-row>
        <table:table-row table:style-name="ro2">
          <table:table-cell table:style-name="ce1" office:value-type="string" table:number-columns-spanned="13" table:number-rows-spanned="1">
            <text:p>worksheet.write <text:s text:c="6"/>(0, 0, 'Foo', cell_format)</text:p>
          </table:table-cell>
          <table:covered-table-cell table:number-columns-repeated="12" table:style-name="ce3"/>
        </table:table-row>
        <table:table-row table:style-name="ro2">
          <table:table-cell table:style-name="ce1" office:value-type="string" table:number-columns-spanned="13" table:number-rows-spanned="1">
            <text:p>worksheet.write_string(1, 0, 'Bar', cell_format)</text:p>
          </table:table-cell>
          <table:covered-table-cell table:number-columns-repeated="12" table:style-name="ce3"/>
        </table:table-row>
        <table:table-row table:style-name="ro3">
          <table:table-cell table:style-name="ce1"/>
          <table:table-cell table:style-name="ce3" table:number-columns-repeated="12"/>
        </table:table-row>
        <table:table-row table:style-name="ro4">
          <table:table-cell table:style-name="ce2" office:value-type="string" table:number-columns-spanned="13" table:number-rows-spanned="1">
            <text:p>cell_format = workbook.add_format()</text:p>
          </table:table-cell>
          <table:covered-table-cell table:number-columns-repeated="12" table:style-name="ce3"/>
        </table:table-row>
        <table:table-row table:style-name="ro4">
          <table:table-cell table:style-name="ce2" office:value-type="string" table:number-columns-spanned="13" table:number-rows-spanned="1">
            <text:p>cell_format.set_bold()</text:p>
          </table:table-cell>
          <table:covered-table-cell table:number-columns-repeated="12" table:style-name="ce3"/>
        </table:table-row>
        <table:table-row table:style-name="ro4">
          <table:table-cell table:style-name="ce2" office:value-type="string" table:number-columns-spanned="13" table:number-rows-spanned="1">
            <text:p>cell_format.set_font_color('red')</text:p>
          </table:table-cell>
          <table:covered-table-cell table:number-columns-repeated="12" table:style-name="ce3"/>
        </table:table-row>
        <table:table-row table:style-name="ro5">
          <table:table-cell table:number-columns-repeated="3"/>
          <table:table-cell table:style-name="ce4" office:value-type="string" table:number-columns-spanned="4" table:number-rows-spanned="1">
            <text:p>Format methods and Format properties</text:p>
          </table:table-cell>
          <table:covered-table-cell table:number-columns-repeated="3" table:style-name="Default"/>
          <table:table-cell table:number-columns-repeated="6"/>
        </table:table-row>
        <table:table-row table:style-name="ro6">
          <table:table-cell table:number-columns-repeated="3"/>
          <table:table-cell office:value-type="string" table:number-columns-spanned="4" table:number-rows-spanned="1">
            <text:p>The following table shows the Excel format categories, the formatting properties that can be applied and the equivalent object method:</text:p>
          </table:table-cell>
          <table:covered-table-cell table:number-columns-repeated="3" table:style-name="Default"/>
          <table:table-cell table:number-columns-repeated="6"/>
        </table:table-row>
        <table:table-row table:style-name="ro7">
          <table:table-cell table:number-columns-repeated="3"/>
          <table:table-cell table:style-name="ce6" office:value-type="string">
            <text:p>Category</text:p>
          </table:table-cell>
          <table:table-cell table:style-name="ce6" office:value-type="string">
            <text:p>Description</text:p>
          </table:table-cell>
          <table:table-cell table:style-name="ce7" office:value-type="string">
            <text:p>Property</text:p>
          </table:table-cell>
          <table:table-cell table:style-name="ce6" office:value-type="string">
            <text:p>Method Name</text:p>
          </table:table-cell>
          <table:table-cell table:number-columns-repeated="6"/>
        </table:table-row>
        <table:table-row table:style-name="ro8">
          <table:table-cell table:number-columns-repeated="3"/>
          <table:table-cell office:value-type="string">
            <text:p>Font</text:p>
          </table:table-cell>
          <table:table-cell office:value-type="string">
            <text:p>Font type</text:p>
          </table:table-cell>
          <table:table-cell office:value-type="string">
            <text:p>'font_name'</text:p>
          </table:table-cell>
          <table:table-cell office:value-type="string">
            <text:p><text:a xlink:href="http://xlsxwriter.readthedocs.io/format.html#set_font_name" xlink:type="simple">set_font_name()</text:a></text:p>
          </table:table-cell>
          <table:table-cell table:number-columns-repeated="6"/>
        </table:table-row>
        <table:table-row table:style-name="ro8">
          <table:table-cell table:number-columns-repeated="3"/>
          <table:table-cell office:value-type="string">
            <text:p> </text:p>
          </table:table-cell>
          <table:table-cell office:value-type="string">
            <text:p>Font size</text:p>
          </table:table-cell>
          <table:table-cell office:value-type="string">
            <text:p>'font_size'</text:p>
          </table:table-cell>
          <table:table-cell office:value-type="string">
            <text:p><text:a xlink:href="http://xlsxwriter.readthedocs.io/format.html#set_font_size" xlink:type="simple">set_font_size()</text:a></text:p>
          </table:table-cell>
          <table:table-cell table:number-columns-repeated="6"/>
        </table:table-row>
        <table:table-row table:style-name="ro8">
          <table:table-cell table:number-columns-repeated="3"/>
          <table:table-cell office:value-type="string">
            <text:p> </text:p>
          </table:table-cell>
          <table:table-cell office:value-type="string">
            <text:p>Font color</text:p>
          </table:table-cell>
          <table:table-cell office:value-type="string">
            <text:p>'font_color'</text:p>
          </table:table-cell>
          <table:table-cell office:value-type="string">
            <text:p><text:a xlink:href="http://xlsxwriter.readthedocs.io/format.html#set_font_color" xlink:type="simple">set_font_color()</text:a></text:p>
          </table:table-cell>
          <table:table-cell table:number-columns-repeated="6"/>
        </table:table-row>
        <table:table-row table:style-name="ro8">
          <table:table-cell table:number-columns-repeated="3"/>
          <table:table-cell office:value-type="string">
            <text:p> </text:p>
          </table:table-cell>
          <table:table-cell office:value-type="string">
            <text:p>Bold</text:p>
          </table:table-cell>
          <table:table-cell office:value-type="string">
            <text:p>'bold'</text:p>
          </table:table-cell>
          <table:table-cell office:value-type="string">
            <text:p><text:a xlink:href="http://xlsxwriter.readthedocs.io/format.html#set_bold" xlink:type="simple">set_bold()</text:a></text:p>
          </table:table-cell>
          <table:table-cell table:number-columns-repeated="6"/>
        </table:table-row>
        <table:table-row table:style-name="ro8">
          <table:table-cell table:number-columns-repeated="3"/>
          <table:table-cell office:value-type="string">
            <text:p> </text:p>
          </table:table-cell>
          <table:table-cell office:value-type="string">
            <text:p>Italic</text:p>
          </table:table-cell>
          <table:table-cell office:value-type="string">
            <text:p>'italic'</text:p>
          </table:table-cell>
          <table:table-cell office:value-type="string">
            <text:p><text:a xlink:href="http://xlsxwriter.readthedocs.io/format.html#set_italic" xlink:type="simple">set_italic()</text:a></text:p>
          </table:table-cell>
          <table:table-cell table:number-columns-repeated="6"/>
        </table:table-row>
        <table:table-row table:style-name="ro8">
          <table:table-cell table:number-columns-repeated="3"/>
          <table:table-cell office:value-type="string">
            <text:p> </text:p>
          </table:table-cell>
          <table:table-cell office:value-type="string">
            <text:p>Underline</text:p>
          </table:table-cell>
          <table:table-cell office:value-type="string">
            <text:p>'underline'</text:p>
          </table:table-cell>
          <table:table-cell office:value-type="string">
            <text:p><text:a xlink:href="http://xlsxwriter.readthedocs.io/format.html#set_underline" xlink:type="simple">set_underline()</text:a>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 </text:p>
          </table:table-cell>
          <table:table-cell office:value-type="string">
            <text:p>Strikeout</text:p>
          </table:table-cell>
          <table:table-cell office:value-type="string">
            <text:p>'font_strikeout'</text:p>
          </table:table-cell>
          <table:table-cell office:value-type="string">
            <text:p><text:a xlink:href="http://xlsxwriter.readthedocs.io/format.html#set_font_strikeout" xlink:type="simple">set_font_strikeout()</text:a>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 </text:p>
          </table:table-cell>
          <table:table-cell office:value-type="string">
            <text:p>Super/Subscript</text:p>
          </table:table-cell>
          <table:table-cell office:value-type="string">
            <text:p>'font_script'</text:p>
          </table:table-cell>
          <table:table-cell office:value-type="string">
            <text:p><text:a xlink:href="http://xlsxwriter.readthedocs.io/format.html#set_font_script" xlink:type="simple">set_font_script()</text:a>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Number</text:p>
          </table:table-cell>
          <table:table-cell office:value-type="string">
            <text:p>Numeric format</text:p>
          </table:table-cell>
          <table:table-cell office:value-type="string">
            <text:p>'num_format'</text:p>
          </table:table-cell>
          <table:table-cell office:value-type="string">
            <text:p><text:a xlink:href="http://xlsxwriter.readthedocs.io/format.html#set_num_format" xlink:type="simple">set_num_format()</text:a></text:p>
          </table:table-cell>
          <table:table-cell table:number-columns-repeated="6"/>
        </table:table-row>
        <table:table-row table:style-name="ro8">
          <table:table-cell table:number-columns-repeated="3"/>
          <table:table-cell office:value-type="string">
            <text:p>Protection</text:p>
          </table:table-cell>
          <table:table-cell office:value-type="string">
            <text:p>Lock cells</text:p>
          </table:table-cell>
          <table:table-cell office:value-type="string">
            <text:p>'locked'</text:p>
          </table:table-cell>
          <table:table-cell office:value-type="string">
            <text:p><text:a xlink:href="http://xlsxwriter.readthedocs.io/format.html#set_locked" xlink:type="simple">set_locked()</text:a></text:p>
          </table:table-cell>
          <table:table-cell table:number-columns-repeated="6"/>
        </table:table-row>
        <table:table-row table:style-name="ro8">
          <table:table-cell table:number-columns-repeated="3"/>
          <table:table-cell office:value-type="string">
            <text:p> </text:p>
          </table:table-cell>
          <table:table-cell office:value-type="string">
            <text:p>Hide formulas</text:p>
          </table:table-cell>
          <table:table-cell office:value-type="string">
            <text:p>'hidden'</text:p>
          </table:table-cell>
          <table:table-cell office:value-type="string">
            <text:p><text:a xlink:href="http://xlsxwriter.readthedocs.io/format.html#set_hidden" xlink:type="simple">set_hidden()</text:a>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Alignment</text:p>
          </table:table-cell>
          <table:table-cell office:value-type="string">
            <text:p>Horizontal align</text:p>
          </table:table-cell>
          <table:table-cell office:value-type="string">
            <text:p>'align'</text:p>
          </table:table-cell>
          <table:table-cell office:value-type="string">
            <text:p><text:a xlink:href="http://xlsxwriter.readthedocs.io/format.html#set_align" xlink:type="simple">set_align()</text:a></text:p>
          </table:table-cell>
          <table:table-cell table:number-columns-repeated="6"/>
        </table:table-row>
        <table:table-row table:style-name="ro8">
          <table:table-cell table:number-columns-repeated="3"/>
          <table:table-cell office:value-type="string">
            <text:p> </text:p>
          </table:table-cell>
          <table:table-cell office:value-type="string">
            <text:p>Vertical align</text:p>
          </table:table-cell>
          <table:table-cell office:value-type="string">
            <text:p>'valign'</text:p>
          </table:table-cell>
          <table:table-cell office:value-type="string">
            <text:p><text:a xlink:href="http://xlsxwriter.readthedocs.io/format.html#set_align" xlink:type="simple">set_align()</text:a></text:p>
          </table:table-cell>
          <table:table-cell table:number-columns-repeated="6"/>
        </table:table-row>
        <table:table-row table:style-name="ro8">
          <table:table-cell table:number-columns-repeated="3"/>
          <table:table-cell office:value-type="string">
            <text:p> </text:p>
          </table:table-cell>
          <table:table-cell office:value-type="string">
            <text:p>Rotation</text:p>
          </table:table-cell>
          <table:table-cell office:value-type="string">
            <text:p>'rotation'</text:p>
          </table:table-cell>
          <table:table-cell office:value-type="string">
            <text:p><text:a xlink:href="http://xlsxwriter.readthedocs.io/format.html#set_rotation" xlink:type="simple">set_rotation()</text:a></text:p>
          </table:table-cell>
          <table:table-cell table:number-columns-repeated="6"/>
        </table:table-row>
        <table:table-row table:style-name="ro8">
          <table:table-cell table:number-columns-repeated="3"/>
          <table:table-cell office:value-type="string">
            <text:p> </text:p>
          </table:table-cell>
          <table:table-cell office:value-type="string">
            <text:p>Text wrap</text:p>
          </table:table-cell>
          <table:table-cell office:value-type="string">
            <text:p>'text_wrap'</text:p>
          </table:table-cell>
          <table:table-cell office:value-type="string">
            <text:p><text:a xlink:href="http://xlsxwriter.readthedocs.io/format.html#set_text_wrap" xlink:type="simple">set_text_wrap()</text:a>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 </text:p>
          </table:table-cell>
          <table:table-cell office:value-type="string">
            <text:p>Reading order</text:p>
          </table:table-cell>
          <table:table-cell office:value-type="string">
            <text:p>'reading_order'</text:p>
          </table:table-cell>
          <table:table-cell office:value-type="string">
            <text:p><text:a xlink:href="http://xlsxwriter.readthedocs.io/format.html#set_reading_order" xlink:type="simple">set_reading_order()</text:a></text:p>
          </table:table-cell>
          <table:table-cell table:number-columns-repeated="6"/>
        </table:table-row>
        <table:table-row table:style-name="ro8">
          <table:table-cell table:number-columns-repeated="3"/>
          <table:table-cell office:value-type="string">
            <text:p> </text:p>
          </table:table-cell>
          <table:table-cell office:value-type="string">
            <text:p>Justify last</text:p>
          </table:table-cell>
          <table:table-cell office:value-type="string">
            <text:p>'text_justlast'</text:p>
          </table:table-cell>
          <table:table-cell office:value-type="string">
            <text:p><text:a xlink:href="http://xlsxwriter.readthedocs.io/format.html#set_text_justlast" xlink:type="simple">set_text_justlast()</text:a></text:p>
          </table:table-cell>
          <table:table-cell table:number-columns-repeated="6"/>
        </table:table-row>
        <table:table-row table:style-name="ro8">
          <table:table-cell table:number-columns-repeated="3"/>
          <table:table-cell office:value-type="string">
            <text:p> </text:p>
          </table:table-cell>
          <table:table-cell office:value-type="string">
            <text:p>Center across</text:p>
          </table:table-cell>
          <table:table-cell office:value-type="string">
            <text:p>'center_across'</text:p>
          </table:table-cell>
          <table:table-cell office:value-type="string">
            <text:p><text:a xlink:href="http://xlsxwriter.readthedocs.io/format.html#set_center_across" xlink:type="simple">set_center_across()</text:a></text:p>
          </table:table-cell>
          <table:table-cell table:number-columns-repeated="6"/>
        </table:table-row>
        <table:table-row table:style-name="ro8">
          <table:table-cell table:number-columns-repeated="3"/>
          <table:table-cell office:value-type="string">
            <text:p> </text:p>
          </table:table-cell>
          <table:table-cell office:value-type="string">
            <text:p>Indentation</text:p>
          </table:table-cell>
          <table:table-cell office:value-type="string">
            <text:p>'indent'</text:p>
          </table:table-cell>
          <table:table-cell office:value-type="string">
            <text:p><text:a xlink:href="http://xlsxwriter.readthedocs.io/format.html#set_indent" xlink:type="simple">set_indent()</text:a></text:p>
          </table:table-cell>
          <table:table-cell table:number-columns-repeated="6"/>
        </table:table-row>
        <table:table-row table:style-name="ro8">
          <table:table-cell table:number-columns-repeated="3"/>
          <table:table-cell office:value-type="string">
            <text:p> </text:p>
          </table:table-cell>
          <table:table-cell office:value-type="string">
            <text:p>Shrink to fit</text:p>
          </table:table-cell>
          <table:table-cell office:value-type="string">
            <text:p>'shrink'</text:p>
          </table:table-cell>
          <table:table-cell office:value-type="string">
            <text:p><text:a xlink:href="http://xlsxwriter.readthedocs.io/format.html#set_shrink" xlink:type="simple">set_shrink()</text:a></text:p>
          </table:table-cell>
          <table:table-cell table:number-columns-repeated="6"/>
        </table:table-row>
        <table:table-row table:style-name="ro8">
          <table:table-cell table:number-columns-repeated="3"/>
          <table:table-cell office:value-type="string">
            <text:p>Pattern</text:p>
          </table:table-cell>
          <table:table-cell office:value-type="string">
            <text:p>Cell pattern</text:p>
          </table:table-cell>
          <table:table-cell office:value-type="string">
            <text:p>'pattern'</text:p>
          </table:table-cell>
          <table:table-cell office:value-type="string">
            <text:p><text:a xlink:href="http://xlsxwriter.readthedocs.io/format.html#set_pattern" xlink:type="simple">set_pattern()</text:a>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 </text:p>
          </table:table-cell>
          <table:table-cell office:value-type="string">
            <text:p>Background color</text:p>
          </table:table-cell>
          <table:table-cell office:value-type="string">
            <text:p>'bg_color'</text:p>
          </table:table-cell>
          <table:table-cell office:value-type="string">
            <text:p><text:a xlink:href="http://xlsxwriter.readthedocs.io/format.html#set_bg_color" xlink:type="simple">set_bg_color()</text:a>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 </text:p>
          </table:table-cell>
          <table:table-cell office:value-type="string">
            <text:p>Foreground color</text:p>
          </table:table-cell>
          <table:table-cell office:value-type="string">
            <text:p>'fg_color'</text:p>
          </table:table-cell>
          <table:table-cell office:value-type="string">
            <text:p><text:a xlink:href="http://xlsxwriter.readthedocs.io/format.html#set_fg_color" xlink:type="simple">set_fg_color()</text:a></text:p>
          </table:table-cell>
          <table:table-cell table:number-columns-repeated="6"/>
        </table:table-row>
        <table:table-row table:style-name="ro8">
          <table:table-cell table:number-columns-repeated="3"/>
          <table:table-cell office:value-type="string">
            <text:p>Border</text:p>
          </table:table-cell>
          <table:table-cell office:value-type="string">
            <text:p>Cell border</text:p>
          </table:table-cell>
          <table:table-cell office:value-type="string">
            <text:p>'border'</text:p>
          </table:table-cell>
          <table:table-cell office:value-type="string">
            <text:p><text:a xlink:href="http://xlsxwriter.readthedocs.io/format.html#set_border" xlink:type="simple">set_border()</text:a>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 </text:p>
          </table:table-cell>
          <table:table-cell office:value-type="string">
            <text:p>Bottom border</text:p>
          </table:table-cell>
          <table:table-cell office:value-type="string">
            <text:p>'bottom'</text:p>
          </table:table-cell>
          <table:table-cell office:value-type="string">
            <text:p><text:a xlink:href="http://xlsxwriter.readthedocs.io/format.html#set_bottom" xlink:type="simple">set_bottom()</text:a></text:p>
          </table:table-cell>
          <table:table-cell table:number-columns-repeated="6"/>
        </table:table-row>
        <table:table-row table:style-name="ro8">
          <table:table-cell table:number-columns-repeated="3"/>
          <table:table-cell office:value-type="string">
            <text:p> </text:p>
          </table:table-cell>
          <table:table-cell office:value-type="string">
            <text:p>Top border</text:p>
          </table:table-cell>
          <table:table-cell office:value-type="string">
            <text:p>'top'</text:p>
          </table:table-cell>
          <table:table-cell office:value-type="string">
            <text:p><text:a xlink:href="http://xlsxwriter.readthedocs.io/format.html#set_top" xlink:type="simple">set_top()</text:a></text:p>
          </table:table-cell>
          <table:table-cell table:number-columns-repeated="6"/>
        </table:table-row>
        <table:table-row table:style-name="ro8">
          <table:table-cell table:number-columns-repeated="3"/>
          <table:table-cell office:value-type="string">
            <text:p> </text:p>
          </table:table-cell>
          <table:table-cell office:value-type="string">
            <text:p>Left border</text:p>
          </table:table-cell>
          <table:table-cell office:value-type="string">
            <text:p>'left'</text:p>
          </table:table-cell>
          <table:table-cell office:value-type="string">
            <text:p><text:a xlink:href="http://xlsxwriter.readthedocs.io/format.html#set_left" xlink:type="simple">set_left()</text:a></text:p>
          </table:table-cell>
          <table:table-cell table:number-columns-repeated="6"/>
        </table:table-row>
        <table:table-row table:style-name="ro8">
          <table:table-cell table:number-columns-repeated="3"/>
          <table:table-cell office:value-type="string">
            <text:p> </text:p>
          </table:table-cell>
          <table:table-cell office:value-type="string">
            <text:p>Right border</text:p>
          </table:table-cell>
          <table:table-cell office:value-type="string">
            <text:p>'right'</text:p>
          </table:table-cell>
          <table:table-cell office:value-type="string">
            <text:p><text:a xlink:href="http://xlsxwriter.readthedocs.io/format.html#set_right" xlink:type="simple">set_right()</text:a></text:p>
          </table:table-cell>
          <table:table-cell table:number-columns-repeated="6"/>
        </table:table-row>
        <table:table-row table:style-name="ro8">
          <table:table-cell table:number-columns-repeated="3"/>
          <table:table-cell office:value-type="string">
            <text:p> </text:p>
          </table:table-cell>
          <table:table-cell office:value-type="string">
            <text:p>Border color</text:p>
          </table:table-cell>
          <table:table-cell office:value-type="string">
            <text:p>'border_color'</text:p>
          </table:table-cell>
          <table:table-cell office:value-type="string">
            <text:p><text:a xlink:href="http://xlsxwriter.readthedocs.io/format.html#set_border_color" xlink:type="simple">set_border_color()</text:a></text:p>
          </table:table-cell>
          <table:table-cell table:number-columns-repeated="6"/>
        </table:table-row>
        <table:table-row table:style-name="ro8">
          <table:table-cell table:number-columns-repeated="3"/>
          <table:table-cell office:value-type="string">
            <text:p> </text:p>
          </table:table-cell>
          <table:table-cell office:value-type="string">
            <text:p>Bottom color</text:p>
          </table:table-cell>
          <table:table-cell office:value-type="string">
            <text:p>'bottom_color'</text:p>
          </table:table-cell>
          <table:table-cell office:value-type="string">
            <text:p><text:a xlink:href="http://xlsxwriter.readthedocs.io/format.html#set_bottom_color" xlink:type="simple">set_bottom_color()</text:a></text:p>
          </table:table-cell>
          <table:table-cell table:number-columns-repeated="6"/>
        </table:table-row>
        <table:table-row table:style-name="ro8">
          <table:table-cell table:number-columns-repeated="3"/>
          <table:table-cell office:value-type="string">
            <text:p> </text:p>
          </table:table-cell>
          <table:table-cell office:value-type="string">
            <text:p>Top color</text:p>
          </table:table-cell>
          <table:table-cell office:value-type="string">
            <text:p>'top_color'</text:p>
          </table:table-cell>
          <table:table-cell office:value-type="string">
            <text:p><text:a xlink:href="http://xlsxwriter.readthedocs.io/format.html#set_top_color" xlink:type="simple">set_top_color()</text:a></text:p>
          </table:table-cell>
          <table:table-cell table:number-columns-repeated="6"/>
        </table:table-row>
        <table:table-row table:style-name="ro8">
          <table:table-cell table:number-columns-repeated="3"/>
          <table:table-cell office:value-type="string">
            <text:p> </text:p>
          </table:table-cell>
          <table:table-cell office:value-type="string">
            <text:p>Left color</text:p>
          </table:table-cell>
          <table:table-cell office:value-type="string">
            <text:p>'left_color'</text:p>
          </table:table-cell>
          <table:table-cell office:value-type="string">
            <text:p><text:a xlink:href="http://xlsxwriter.readthedocs.io/format.html#set_left_color" xlink:type="simple">set_left_color()</text:a></text:p>
          </table:table-cell>
          <table:table-cell table:number-columns-repeated="6"/>
        </table:table-row>
        <table:table-row table:style-name="ro8">
          <table:table-cell table:number-columns-repeated="3"/>
          <table:table-cell office:value-type="string">
            <text:p> </text:p>
          </table:table-cell>
          <table:table-cell office:value-type="string">
            <text:p>Right color</text:p>
          </table:table-cell>
          <table:table-cell office:value-type="string">
            <text:p>'right_color'</text:p>
          </table:table-cell>
          <table:table-cell office:value-type="string">
            <text:p><text:a xlink:href="http://xlsxwriter.readthedocs.io/format.html#set_right_color" xlink:type="simple">set_right_color()</text:a>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table:number-columns-spanned="4" table:number-rows-spanned="1">
            <text:p>The format properties and methods are explained in the following sections.</text:p>
          </table:table-cell>
          <table:covered-table-cell table:number-columns-repeated="3" table:style-name="Default"/>
          <table:table-cell table:number-columns-repeated="6"/>
        </table:table-row>
        <table:table-row table:style-name="ro1" table:number-rows-repeated="2">
          <table:table-cell table:number-columns-repeated="3"/>
          <table:table-cell table:style-name="Default" table:number-columns-repeated="4"/>
          <table:table-cell table:number-columns-repeated="6"/>
        </table:table-row>
        <table:table-row table:style-name="ro10">
          <table:table-cell table:number-columns-repeated="3"/>
          <table:table-cell table:style-name="Default" table:number-columns-repeated="4"/>
          <table:table-cell table:number-columns-repeated="6"/>
        </table:table-row>
      </table:table>
      <table:table table:name="Φύλλο2" table:style-name="ta1">
        <table:table-column table:style-name="co1" table:default-cell-style-name="Default"/>
        <table:table-row table:style-name="ro1">
          <table:table-cell/>
        </table:table-row>
      </table:table>
      <table:table table:name="Φύλλο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umberland AMT" svg:font-family="'Cumberland AMT', Cumberland, 'Courier New', 'DejaVu Sans Mono', 'CMU Typewriter Text', FreeMono, 'Nimbus Mono L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l" fo:country="GR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4">00/00/0000</text:date>, <text:time>00:00:00</text:time></text:p>
        </style:region-right>
      </style:header>
      <style:header-left style:display="false"/>
      <style:footer>
        <text:p>Σελίδα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acher </meta:initial-creator>
    <meta:creation-date>2018-04-24T10:21:17</meta:creation-date>
    <dc:date>2018-04-24T10:24:58</dc:date>
    <dc:creator>Teacher </dc:creator>
    <meta:editing-duration>PT2M35S</meta:editing-duration>
    <meta:editing-cycles>6</meta:editing-cycles>
    <meta:generator>LibreOffice/3.5$Linux_x86 LibreOffice_project/350m1$Build-2</meta:generator>
    <meta:document-statistic meta:table-count="3" meta:cell-count="145" meta:object-count="0"/>
  </office:meta>
</office:document-meta>
</file>